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bce4e5" draw:textarea-horizontal-align="justify" draw:textarea-vertical-align="middle" draw:auto-grow-height="false" fo:min-height="0.512cm" fo:min-width="0.26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ccbe00" draw:marker-start-width="0.279cm" draw:marker-end-width="0.279cm" draw:fill-color="#fff9ae" draw:textarea-horizontal-align="justify" draw:textarea-vertical-align="middle" draw:auto-grow-height="false" fo:min-height="0.564cm" fo:min-width="3.818cm" fo:padding-top="0.151cm" fo:padding-bottom="0.151cm" fo:padding-left="0.276cm" fo:padding-right="0.276cm" draw:shadow="hidden"/>
    </style:style>
    <style:style style:name="gr3" style:family="graphic" style:parent-style-name="objectwithoutfill">
      <style:graphic-properties svg:stroke-width="0.053cm" svg:stroke-color="#1e6a39" draw:marker-start-width="0.28cm" draw:marker-end="Arrow_20_concave" draw:marker-end-width="0.38cm" draw:fill="none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9a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13.637cm" svg:y="4.829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6.33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5.58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0.814cm" svg:x="5.953cm" svg:y="4.815cm">
          <text:p text:style-name="P1">current_mon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4.82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6.329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5.58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286cm" svg:y1="5.179cm" svg:x2="13.7cm" svg:y2="7.985cm">
          <text:p/>
        </draw:line>
        <draw:custom-shape draw:style-name="gr1" draw:text-style-name="P2" draw:layer="layout" svg:width="0.762cm" svg:height="0.762cm" svg:x="13.7cm" svg:y="7.736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9.241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8.49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7.73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9.23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8.491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10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09:51:25.861771028</meta:creation-date>
    <dc:date>2019-07-06T06:26:20.669284904</dc:date>
    <meta:editing-duration>PT13M42S</meta:editing-duration>
    <meta:editing-cycles>4</meta:editing-cycles>
    <meta:generator>LibreOffice/6.2.4.2$MacOSX_X86_64 LibreOffice_project/2412653d852ce75f65fbfa83fb7e7b669a126d64</meta:generator>
    <meta:document-statistic meta:object-count="15"/>
  </office:meta>
</office:document-meta>
</file>